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000" loext:opacity="100%" style:font-name="Cascadia Mono" fo:font-size="9.5pt" style:font-size-asian="9.5pt"/>
    </style:style>
    <style:style style:name="P2" style:family="paragraph" style:parent-style-name="Standard">
      <style:text-properties fo:color="#008000" loext:opacity="100%" style:font-name="Cascadia Mono" fo:font-size="9.5pt" officeooo:rsid="0008714a" officeooo:paragraph-rsid="0008714a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reich[Menge](Teilmenge]</text:p>
      <text:p text:style-name="P2"/>
      <text:p text:style-name="P2">Core[Control, Selection, About](Tools]</text:p>
      <text:p text:style-name="P2"/>
      <text:p text:style-name="P2">Elements[Elements, Abos, MyOwn, ...](Tools]</text:p>
      <text:p text:style-name="P2"/>
      <text:p text:style-name="P2">Tools[features/functions: scientific, technical, knowledge?, os sub system]</text:p>
      <text:p text:style-name="P1"/>
      <text:p text:style-name="P1"/>
      <text:p text:style-name="P1"/>
      <text:p text:style-name="P1"/>
      <text:p text:style-name="P1"><text:s/>* <text:s text:c="5"/>CoreCanvasSwitch (license: hardcoded amount of 11 CoreCanvas elements,</text:p>
      <text:p text:style-name="P1"><text:s/>* <text:s text:c="5"/>accessible via switch element, each protectable via security layer with password request</text:p>
      <text:p text:style-name="P1"><text:s/>* <text:s text:c="5"/>1 CoreCanvas is reserved for the aeui core and system display stuff, the system canvas</text:p>
      <text:p text:style-name="P1"><text:s/>* <text:s text:c="5"/>is placed in a separate border within MainWindow xaml, access via Visibility change * <text:s text:c="5"/>CoreCanvasSwitch loads the current canvas (should it hold the data or discard it(save canvas and remove every object))</text:p>
      <text:p text:style-name="P1">* <text:s text:c="5"/>CoreCanvasSwitch responds to 2 buttons right and left of the mainwindow border</text:p>
      <text:p text:style-name="P1"><text:s/>* <text:s text:c="6"/>* </text:p>
      <text:p text:style-name="P1"><text:s/>* <text:s text:c="5"/>also hardcoded are: LevelCap 201 (201 accessible z-layer per canvas, 1 for CanvasSystem stuff, unchangeable)</text:p>
      <text:p text:style-name="P1"><text:s/>* <text:s text:c="25"/>Canvas Max Size 10.000 pixels, a wider canvas than the display should be accessible with a</text:p>
      <text:p text:style-name="P1"><text:s/>* <text:s text:c="25"/>scrollviewer and zoom in/zoom out code from image</text:p>
      <text:p text:style-name="P1"><text:s/>* <text:s text:c="25"/></text:p>
      <text:p text:style-name="P1"><text:s/>* <text:s text:c="25"/>the caps could be raised with a new license or an expansion right</text:p>
      <text:p text:style-name="P1"><text:s/>* <text:s text:c="25"/></text:p>
      <text:p text:style-name="P1"><text:s/>* <text:s text:c="25"/>maybe offer a product called (individually compiled license version to hardcode user settings in the .ex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8T19:27:05.246000000</dc:date>
    <meta:editing-duration>PT1M21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17" meta:word-count="176" meta:character-count="1356" meta:non-whitespace-character-count="991"/>
  </office:meta>
</office:document-meta>
</file>